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Script" svg:font-family="Script" style:font-family-generic="script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ubtitle">
      <style:text-properties officeooo:rsid="001f4e9b" officeooo:paragraph-rsid="001f4e9b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itle">
      <style:text-properties officeooo:rsid="001f4e9b" officeooo:paragraph-rsid="001f4e9b"/>
    </style:style>
    <style:style style:name="P4" style:family="paragraph" style:parent-style-name="Standard">
      <style:paragraph-properties style:line-height-at-least="0.572cm"/>
      <style:text-properties fo:color="#000000" style:font-name="Consolas" fo:font-size="12pt" fo:font-weight="normal" fo:background-color="#ffffff"/>
    </style:style>
    <style:style style:name="P5" style:family="paragraph" style:parent-style-name="Standard">
      <style:text-properties fo:color="#000000" style:font-name="Consolas" fo:font-size="12pt" fo:font-weight="normal" officeooo:paragraph-rsid="001f4e9b" fo:background-color="#ffffff"/>
    </style:style>
    <style:style style:name="P6" style:family="paragraph" style:parent-style-name="Standard">
      <style:paragraph-properties style:line-height-at-least="0.572cm"/>
      <style:text-properties fo:color="#000000" fo:background-color="#ffffff"/>
    </style:style>
    <style:style style:name="P7" style:family="paragraph" style:parent-style-name="Standard">
      <style:text-properties officeooo:rsid="0028dec0" officeooo:paragraph-rsid="0028dec0"/>
    </style:style>
    <style:style style:name="P8" style:family="paragraph" style:parent-style-name="Standard">
      <style:text-properties fo:language="de" fo:country="DE" officeooo:rsid="0029ed4e" officeooo:paragraph-rsid="0029ed4e"/>
    </style:style>
    <style:style style:name="P9" style:family="paragraph" style:parent-style-name="Standard">
      <style:text-properties fo:language="de" fo:country="DE" officeooo:rsid="002b63c9" officeooo:paragraph-rsid="002b63c9"/>
    </style:style>
    <style:style style:name="P10" style:family="paragraph" style:parent-style-name="Standard">
      <style:paragraph-properties style:line-height-at-least="0.572cm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264f73"/>
    </style:style>
    <style:style style:name="T1" style:family="text">
      <style:text-properties officeooo:rsid="001fbed0"/>
    </style:style>
    <style:style style:name="T2" style:family="text">
      <style:text-properties officeooo:rsid="00249e9f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49e9f"/>
    </style:style>
    <style:style style:name="T5" style:family="text">
      <style:text-properties fo:language="de" fo:country="DE" officeooo:rsid="0029ed4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5e154"/>
    </style:style>
    <style:style style:name="T8" style:family="text">
      <style:text-properties fo:language="en" fo:country="US" officeooo:rsid="0028dec0"/>
    </style:style>
    <style:style style:name="T9" style:family="text">
      <style:text-properties fo:language="es" fo:country="ES"/>
    </style:style>
    <style:style style:name="T10" style:family="text">
      <style:text-properties fo:color="#0000ff"/>
    </style:style>
    <style:style style:name="T11" style:family="text">
      <style:text-properties fo:color="#0000ff" style:font-name="Consolas" fo:font-size="12pt" fo:font-weight="normal"/>
    </style:style>
    <style:style style:name="T12" style:family="text">
      <style:text-properties fo:color="#0000ff" style:font-name="Consolas" fo:font-size="12pt" style:text-underline-style="solid" style:text-underline-width="auto" style:text-underline-color="font-color" fo:font-weight="normal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color="#795e26"/>
    </style:style>
    <style:style style:name="T15" style:family="text">
      <style:text-properties fo:color="#795e26" style:font-name="Consolas" fo:font-size="12pt" fo:font-weight="normal"/>
    </style:style>
    <style:style style:name="T16" style:family="text">
      <style:text-properties fo:color="#795e26" style:font-name="Consolas" fo:font-size="12pt" style:text-underline-style="solid" style:text-underline-width="auto" style:text-underline-color="font-color" fo:font-weight="normal"/>
    </style:style>
    <style:style style:name="T17" style:family="text">
      <style:text-properties fo:color="#795e26" style:text-underline-style="solid" style:text-underline-width="auto" style:text-underline-color="font-color"/>
    </style:style>
    <style:style style:name="T18" style:family="text">
      <style:text-properties fo:color="#001080"/>
    </style:style>
    <style:style style:name="T19" style:family="text">
      <style:text-properties fo:color="#001080" style:font-name="Consolas" fo:font-size="12pt" fo:font-weight="normal"/>
    </style:style>
    <style:style style:name="T20" style:family="text">
      <style:text-properties fo:color="#001080" style:font-name="Consolas" fo:font-size="12pt" style:text-underline-style="solid" style:text-underline-width="auto" style:text-underline-color="font-color" fo:font-weight="normal"/>
    </style:style>
    <style:style style:name="T21" style:family="text">
      <style:text-properties fo:color="#267f99"/>
    </style:style>
    <style:style style:name="T22" style:family="text">
      <style:text-properties fo:color="#267f99" style:font-name="Consolas" fo:font-size="12pt" fo:font-weight="normal"/>
    </style:style>
    <style:style style:name="T23" style:family="text">
      <style:text-properties style:font-name="Consolas" fo:font-size="12pt" fo:font-weight="normal"/>
    </style:style>
    <style:style style:name="T24" style:family="text">
      <style:text-properties style:font-name="Consolas" fo:font-size="12pt" style:text-underline-style="solid" style:text-underline-width="auto" style:text-underline-color="font-color" fo:font-weight="normal"/>
    </style:style>
    <style:style style:name="T25" style:family="text">
      <style:text-properties fo:color="#008000"/>
    </style:style>
    <style:style style:name="T26" style:family="text">
      <style:text-properties fo:color="#008000" style:font-name="Consolas" fo:font-size="12pt" fo:font-weight="normal"/>
    </style:style>
    <style:style style:name="T27" style:family="text">
      <style:text-properties fo:color="#a31515" style:font-name="Consolas" fo:font-size="12pt" fo:font-weight="normal"/>
    </style:style>
    <style:style style:name="T28" style:family="text">
      <style:text-properties fo:color="#098658" style:font-name="Consolas" fo:font-size="12pt" fo:font-weight="normal"/>
    </style:style>
    <style:style style:name="T29" style:family="text">
      <style:text-properties fo:color="#af00db" style:font-name="Consolas" fo:font-size="12pt" fo:font-weight="normal"/>
    </style:style>
    <style:style style:name="T30" style:family="text">
      <style:text-properties officeooo:rsid="0029ed4e"/>
    </style:style>
    <style:style style:name="T31" style:family="text">
      <style:text-properties fo:color="#ee0000" style:font-name="Consolas" fo:font-size="12pt" fo:font-weight="normal"/>
    </style:style>
    <style:style style:name="T32" style:family="text">
      <style:text-properties officeooo:rsid="002b63c9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reference-mark-start text:name="Aufgabe"/>Aufgabe <text:span text:style-name="T7">3: </text:span><text:span text:style-name="T8">Hüpfburg</text:span><text:reference-mark-end text:name="Aufgabe"/></text:p>
      <text:p text:style-name="P1">Team-ID: <text:reference-mark-start text:name="TeamId"/><text:span text:style-name="T4">00428</text:span><text:reference-mark-end text:name="TeamId"/></text:p>
      <text:p text:style-name="P1">Team: <text:span text:style-name="T2">MingXu</text:span></text:p>
      <text:p text:style-name="P1">Bearbeiter dieser Aufgabe:<text:line-break/><text:span text:style-name="T2">Max Obreiter</text:span></text:p>
      <text:p text:style-name="P1"><text:date style:data-style-name="N81" text:date-value="2022-10-01T11:28:11.910000052" text:fixed="true">1. Octo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"><text:a xlink:type="simple" xlink:href="#__RefHeading___Toc2232_4178761632" text:style-name="Index_20_Link" text:visited-style-name="Index_20_Link">Lösungsidee<text:tab/>1</text:a></text:p>
          <text:p text:style-name="P2"><text:a xlink:type="simple" xlink:href="#__RefHeading___Toc2234_4178761632" text:style-name="Index_20_Link" text:visited-style-name="Index_20_Link">Umsetzung<text:tab/>1</text:a></text:p>
          <text:p text:style-name="P2"><text:a xlink:type="simple" xlink:href="#__RefHeading___Toc2236_4178761632" text:style-name="Index_20_Link" text:visited-style-name="Index_20_Link">Beispiele<text:tab/>2</text:a></text:p>
          <text:p text:style-name="P2"><text:a xlink:type="simple" xlink:href="#__RefHeading___Toc2238_4178761632" text:style-name="Index_20_Link" text:visited-style-name="Index_20_Link">Quellcode<text:tab/>2</text:a></text:p>
        </text:index-body>
      </text:table-of-content>
      <text:h text:style-name="Heading_20_1" text:outline-level="1"><text:bookmark-start text:name="__RefHeading___Toc2232_4178761632"/>Lösungsidee<text:bookmark-end text:name="__RefHeading___Toc2232_4178761632"/></text:h>
      <text:p text:style-name="P7">Zuerst wird f<text:span text:style-name="T3">ür </text:span><text:span text:style-name="T9">je</text:span><text:span text:style-name="T6">den Schritt </text:span><text:span text:style-name="T3">n</text:span><text:span text:style-name="T6"> geschaut, auf welchen Feldern </text:span><text:span text:style-name="T3">f(n) </text:span><text:span text:style-name="T6">Sasha/Mika sein k</text:span><text:span text:style-name="T3">önnen. Gibt es eine Überschneidung u auf den möglichen Feldern für Sasha und Mika, so können beide nach n Schritten treffen. Gab es für ein Schritt m mit m &lt; n schon dieselbe Konstellation der möglichen Feldern für Sasha/Mika, so können sich diese nie treffen, da die Schritte von m bis n und von n bis n + (n – m) genau gleich sind (Konstellation f(n) führt immer zur selben Konstellation f(n + 1)).</text:span></text:p>
      <text:p text:style-name="P7"><text:span text:style-name="T3">Um die </text:span><text:span text:style-name="T5">Sprungfolgen</text:span><text:span text:style-name="T3"> zu finden, die Sasha/Mika springen müssen, wird dasselbe umgekehrt gemacht; beginnend vom Feld u (Überschneidung) wird geschaut, welche Knoten K zu u führen. Alle Knoten die sowohl in K als auch in f(n – 1) sind, sind als vorletzter Schritt möglich, da es möglich ist, in f(n – 1) Schritten zu diesen Knoten zu kommen. Dies wird bis zu f(0) = Startpunkt wiederholt. Da nur nach einem Weg gefragt ist, wird für jede Überschneidung nur ein Weg gesucht, d. h. ist </text:span><text:span text:style-name="T5">|K| &gt; 1, so wird nur der erste Knoten aus K als nächstes u verwendet. (Bei der Aufgabe Hüpfburg2 gibt es 2 Überschneidungen – hierfür werden dann 2 Wege ausgegeben.)</text:span></text:p>
      <text:h text:style-name="Heading_20_1" text:outline-level="1"><text:bookmark-start text:name="__RefHeading___Toc2234_4178761632"/>Umsetzung<text:bookmark-end text:name="__RefHeading___Toc2234_4178761632"/></text:h>
      <text:p text:style-name="P8">Um f(n) zu speichern, wird ein BitVec von der Bibliothek bit-vec (früher in std) verwendet, welches Vec&lt;bool&gt; bei c++ entspricht. <text:span text:style-name="T32">Ein „true“ bedeuted hierbei erreichbar. </text:span>Hiermit kann man effizient K und f(n – 1) schneiden lassen. Der Graph wird in einem a dimensionalen Array bei a Knoten gespeichert, bei dem jedes Element e ein BitVec ist, dessen Nachfolgerknoten von e „true“ sind, während der Rest „false“ ist. Um f(n + 1) zu bestimmen, werden alle möglichen Nachfolgerknoten von f(n) (für alle Indeces i bei der f(n)[i] = true, Nachfolgerknoten[i]) mit einem BitOr verrechnet. Genauso werden die Sprungfolgen bestimmt, nur diesmal mit den Vorgängerknoten.</text:p>
      <text:p text:style-name="P9">Alle f(n) für Sasha und Mika werden in jeweils einer LinkedList rückwärts gespeichert, d. h. der letzte Sprung ist an 0ter Position. <text:span text:style-name="T30">Um zu überprüfen, ob eine Konstellation schon gesehen wurde, wird f(n) für Sasha und Mika in einer HashMap gespeichert.</text:span></text:p>
      <text:h text:style-name="P12" text:outline-level="1"><text:bookmark-start text:name="__RefHeading___Toc2236_4178761632"/>Beispiele<text:bookmark-end text:name="__RefHeading___Toc2236_4178761632"/></text:h>
      <text:p text:style-name="P8">Hüpfburg0:</text:p>
      <text:p text:style-name="P8">So kommen Sasha &amp; Mika zum Knoten 10 in 3 Sprünge:</text:p>
      <text:p text:style-name="P8">Sasha:</text:p>
      <text:p text:style-name="P8">1 -&gt; 18 -&gt; 13 -&gt; 10</text:p>
      <text:p text:style-name="P8">Mika:</text:p>
      <text:p text:style-name="P8">2 -&gt; 19 -&gt; 20 -&gt; 10</text:p>
      <text:p text:style-name="P8"/>
      <text:p text:style-name="P8">Hüpfburg1:</text:p>
      <text:p text:style-name="P8">So kommen Sasha &amp; Mika zum Knoten 4 in 121 Sprünge:</text:p>
      <text:p text:style-name="P8">Sasha:</text:p>
      <text:p text:style-name="P8">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</text:p>
      <text:p text:style-name="P8">-&gt; 9 -&gt; 10 -&gt; 11 -&gt; 12 -&gt; 13 -&gt; 14 -&gt; 15 -&gt; 16 -&gt; 17 -&gt; 1 -&gt; 4 -&gt; 5 -&gt; 6 -&gt; 7 -&gt; 8 -&gt; 9 -&gt; 10 -&gt; 11 -&gt; 12 -&gt; 13 -&gt; 14 -&gt; 15 -&gt; 16 -&gt; 17 -&gt; 1 -&gt; 4</text:p>
      <text:p text:style-name="P8">Mika:</text:p>
      <text:p text:style-name="P8">2 -&gt; 3 -&gt; 4 -&gt; 5 -&gt; 6 -&gt; 7 -&gt; 8 -&gt; 9 -&gt; 10 -&gt; 11 -&gt; 12 -&gt; 13 -&gt; 14 -&gt; 15 -&gt; 16 -&gt; 17 -&gt; 1 -&gt; 2 -&gt; 3 -&gt; 4 -&gt; 5 -&gt; 6 -&gt; 7 -&gt; 8 -&gt; 9 -&gt; 10 -&gt; 11 -&gt; 12 -&gt; 13 -&gt; 14 -&gt; 15 -&gt; 16 -&gt; </text:p>
      <text:p text:style-name="P8">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</text:p>
      <text:p text:style-name="P8"/>
      <text:p text:style-name="P8">Hüpfburg2:</text:p>
      <text:p text:style-name="P8">So kommen Sasha &amp; Mika zum Knoten 27 in 8 Sprünge:</text:p>
      <text:p text:style-name="P8">Sasha:</text:p>
      <text:p text:style-name="P8">1 -&gt; 51 -&gt; 76 -&gt; 59 -&gt; 42 -&gt; 65 -&gt; 54 -&gt; 92 -&gt; 27</text:p>
      <text:p text:style-name="P8">Mika:</text:p>
      <text:p text:style-name="P8">2 -&gt; 106 -&gt; 136 -&gt; 108 -&gt; 81 -&gt; 12 -&gt; 83 -&gt; 72 -&gt; 27</text:p>
      <text:p text:style-name="P8">So kommen Sasha &amp; Mika zum Knoten 51 in 8 Sprünge:</text:p>
      <text:p text:style-name="P8">Sasha:</text:p>
      <text:p text:style-name="P8">1 -&gt; 51 -&gt; 76 -&gt; 59 -&gt; 110 -&gt; 133 -&gt; 85 -&gt; 8 -&gt; 51</text:p>
      <text:p text:style-name="P8">Mika:</text:p>
      <text:p text:style-name="P8">2 -&gt; 106 -&gt; 136 -&gt; 108 -&gt; 81 -&gt; 12 -&gt; 114 -&gt; 3 -&gt; 51</text:p>
      <text:p text:style-name="P8"/>
      <text:p text:style-name="P8">Hüpfburg3:</text:p>
      <text:p text:style-name="P8">Keine Lösung! (Anzahl der Sprünge bis zu einer bekannten Situation: 11)</text:p>
      <text:p text:style-name="P8"/>
      <text:p text:style-name="P8">Hüpfburg4:</text:p>
      <text:p text:style-name="P8">So kommen Sasha &amp; Mika zum Knoten 12 in 16 Sprünge:</text:p>
      <text:p text:style-name="P8">Sasha:</text:p>
      <text:p text:style-name="P8"><text:soft-page-break/>1 -&gt; 99 -&gt; 89 -&gt; 79 -&gt; 78 -&gt; 77 -&gt; 76 -&gt; 66 -&gt; 56 -&gt; 55 -&gt; 54 -&gt; 44 -&gt; 43 -&gt; 33 -&gt; 23 -&gt; 13 -&gt; 12</text:p>
      <text:p text:style-name="P8">Mika:</text:p>
      <text:p text:style-name="P8">2 -&gt; 12 -&gt; 11 -&gt; 100 -&gt; 12 -&gt; 11 -&gt; 100 -&gt; 2 -&gt; 12 -&gt; 11 -&gt; 100 -&gt; 2 -&gt; 12 -&gt; 11 -&gt; 100 -&gt; 2 -&gt; 12</text:p>
      <text:h text:style-name="P11" text:outline-level="1"><text:bookmark-start text:name="__RefHeading___Toc2238_4178761632"/>Quellcode<text:bookmark-end text:name="__RefHeading___Toc2238_4178761632"/></text:h>
      <text:p text:style-name="P5"><text:span text:style-name="T10">pub</text:span> <text:span text:style-name="T10">fn</text:span> <text:span text:style-name="T14">a5</text:span>(<text:span text:style-name="T18">graph</text:span>: <text:span text:style-name="T21">String</text:span>) {</text:p>
      <text:p text:style-name="P6">    <text:span text:style-name="T11">let</text:span><text:span text:style-name="T23"> </text:span><text:span text:style-name="T11">mut</text:span><text:span text:style-name="T23"> </text:span><text:span text:style-name="T20">huepfburg</text:span><text:span text:style-name="T23">: </text:span><text:span text:style-name="T22">Huepfburg</text:span><text:span text:style-name="T23"> = </text:span><text:span text:style-name="T19">graph</text:span><text:span text:style-name="T23">.</text:span><text:span text:style-name="T15">parse</text:span><text:span text:style-name="T23">().</text:span><text:span text:style-name="T15">unwrap</text:span><text:span text:style-name="T23">();</text:span></text:p>
      <text:p text:style-name="P10"/>
      <text:p text:style-name="P6"><text:span text:style-name="T25">    </text:span><text:span text:style-name="T26">// solange es keine Überschneidung gibt und es eine neue Konstellation gibt,</text:span></text:p>
      <text:p text:style-name="P6"><text:span text:style-name="T25">    </text:span><text:span text:style-name="T26">// wird f(n + 1) berechnet</text:span></text:p>
      <text:p text:style-name="P6">    <text:span text:style-name="T29">while</text:span><text:span text:style-name="T23"> !</text:span><text:span text:style-name="T20">huepfburg</text:span><text:span text:style-name="T23">.</text:span><text:span text:style-name="T15">gleicher_erreichbarer_knoten</text:span><text:span text:style-name="T23">() {</text:span></text:p>
      <text:p text:style-name="P6"><text:span text:style-name="T25">        </text:span><text:span text:style-name="T26">// true wenn diese Konstellation schon bekannt ist</text:span></text:p>
      <text:p text:style-name="P6">        <text:span text:style-name="T29">if</text:span><text:span text:style-name="T23"> </text:span><text:span text:style-name="T20">huepfburg</text:span><text:span text:style-name="T23">.</text:span><text:span text:style-name="T16">versuche_merken</text:span><text:span text:style-name="T23">() {</text:span></text:p>
      <text:p text:style-name="P6"><text:span text:style-name="T25">            </text:span><text:span text:style-name="T26">// gibt den Text für keine Lösung aus</text:span></text:p>
      <text:p text:style-name="P6">            <text:span text:style-name="T20">huepfburg</text:span><text:span text:style-name="T23">.</text:span><text:span text:style-name="T15">keine_loesung</text:span><text:span text:style-name="T23">();</text:span></text:p>
      <text:p text:style-name="P6">            <text:span text:style-name="T29">return</text:span><text:span text:style-name="T23">;</text:span></text:p>
      <text:p text:style-name="P6">        <text:span text:style-name="T23">}</text:span></text:p>
      <text:p text:style-name="P6">        <text:span text:style-name="T20">huepfburg</text:span><text:span text:style-name="T23">.</text:span><text:span text:style-name="T16">naechster_sprung</text:span><text:span text:style-name="T23">();</text:span></text:p>
      <text:p text:style-name="P6">    <text:span text:style-name="T23">}</text:span></text:p>
      <text:p text:style-name="P10"/>
      <text:p text:style-name="P6"><text:span text:style-name="T25">    </text:span><text:span text:style-name="T26">// die Indeces der Überschneidungen</text:span></text:p>
      <text:p text:style-name="P6">    <text:span text:style-name="T11">let</text:span><text:span text:style-name="T23"> </text:span><text:span text:style-name="T19">ueberschneidungen</text:span><text:span text:style-name="T23"> = </text:span><text:span text:style-name="T20">huepfburg</text:span><text:span text:style-name="T23">.</text:span><text:span text:style-name="T15">ueberschneidungen</text:span><text:span text:style-name="T23">();</text:span></text:p>
      <text:p text:style-name="P6">    <text:span text:style-name="T29">for</text:span><text:span text:style-name="T23"> (</text:span><text:span text:style-name="T19">end_feld</text:span><text:span text:style-name="T23">, </text:span><text:span text:style-name="T19">weg_sasha</text:span><text:span text:style-name="T23">, </text:span><text:span text:style-name="T19">weg_mika</text:span><text:span text:style-name="T23">) </text:span><text:span text:style-name="T29">in</text:span><text:span text:style-name="T23"> </text:span><text:span text:style-name="T20">huepfburg</text:span><text:span text:style-name="T23">.</text:span><text:span text:style-name="T15">get_sprungfolgen</text:span><text:span text:style-name="T23">(&amp;</text:span><text:span text:style-name="T19">ueberschneidungen</text:span><text:span text:style-name="T23">) {</text:span></text:p>
      <text:p text:style-name="P6">        <text:span text:style-name="T11">println!</text:span><text:span text:style-name="T23">(</text:span></text:p>
      <text:p text:style-name="P6">            <text:span text:style-name="T27">"So kommen Sasha &amp; Mika zum Knoten </text:span><text:span text:style-name="T11">{</text:span><text:span text:style-name="T19">end_feld</text:span><text:span text:style-name="T11">}</text:span><text:span text:style-name="T27"> in </text:span><text:span text:style-name="T11">{}</text:span><text:span text:style-name="T27"> Sprünge:"</text:span><text:span text:style-name="T23">,</text:span></text:p>
      <text:p text:style-name="P6">            <text:span text:style-name="T20">huepfburg</text:span><text:span text:style-name="T23">.</text:span><text:span text:style-name="T19">spruenge</text:span></text:p>
      <text:p text:style-name="P6">        <text:span text:style-name="T23">);</text:span></text:p>
      <text:p text:style-name="P6">        <text:span text:style-name="T11">println!</text:span><text:span text:style-name="T23">(</text:span><text:span text:style-name="T27">"Sasha:</text:span><text:span text:style-name="T31">\n</text:span><text:span text:style-name="T11">{</text:span><text:span text:style-name="T19">weg_sasha</text:span><text:span text:style-name="T11">}</text:span><text:span text:style-name="T27">"</text:span><text:span text:style-name="T23">);</text:span></text:p>
      <text:p text:style-name="P6">        <text:span text:style-name="T11">println!</text:span><text:span text:style-name="T23">(</text:span><text:span text:style-name="T27">"Mika:</text:span><text:span text:style-name="T31">\n</text:span><text:span text:style-name="T11">{</text:span><text:span text:style-name="T19">weg_mika</text:span><text:span text:style-name="T11">}</text:span><text:span text:style-name="T27">"</text:span><text:span text:style-name="T23">);</text:span></text:p>
      <text:p text:style-name="P6">    <text:span text:style-name="T23">}</text:span></text:p>
      <text:p text:style-name="P4">}</text:p>
      <text:p text:style-name="P5"/>
      <text:p text:style-name="P5"><text:span text:style-name="T10">fn</text:span> <text:span text:style-name="T17">naechster_sprung</text:span>(&amp;<text:span text:style-name="T10">mut</text:span> <text:span text:style-name="T13">self</text:span>) {</text:p>
      <text:p text:style-name="P6"><text:span text:style-name="T25">    </text:span><text:span text:style-name="T26">// get_neue_erreichbare_knoten berechnet f(n + 1) durch f(n)</text:span></text:p>
      <text:p text:style-name="P6">    <text:span text:style-name="T12">self</text:span><text:span text:style-name="T23">.</text:span><text:span text:style-name="T19">sasha_erreichbare_knoten_folge</text:span></text:p>
      <text:p text:style-name="P6">        <text:span text:style-name="T23">.</text:span><text:span text:style-name="T16">push_front</text:span><text:span text:style-name="T23">(</text:span><text:span text:style-name="T12">self</text:span><text:span text:style-name="T23">.</text:span><text:span text:style-name="T15">get_neue_erreichbare_knoten</text:span><text:span text:style-name="T23">(</text:span><text:span text:style-name="T12">self</text:span><text:span text:style-name="T23">.</text:span><text:span text:style-name="T15">sasha_erreichbare_knoten</text:span><text:span text:style-name="T23">()));</text:span></text:p>
      <text:p text:style-name="P6">    <text:span text:style-name="T12">self</text:span><text:span text:style-name="T23">.</text:span><text:span text:style-name="T19">mika_erreichbare_knoten_folge</text:span></text:p>
      <text:p text:style-name="P6">        <text:span text:style-name="T23">.</text:span><text:span text:style-name="T16">push_front</text:span><text:span text:style-name="T23">(</text:span><text:span text:style-name="T12">self</text:span><text:span text:style-name="T23">.</text:span><text:span text:style-name="T15">get_neue_erreichbare_knoten</text:span><text:span text:style-name="T23">(</text:span><text:span text:style-name="T12">self</text:span><text:span text:style-name="T23">.</text:span><text:span text:style-name="T15">mika_erreichbare_knoten</text:span><text:span text:style-name="T23">()));</text:span></text:p>
      <text:p text:style-name="P6"><text:soft-page-break/>    <text:span text:style-name="T12">self</text:span><text:span text:style-name="T23">.</text:span><text:span text:style-name="T19">spruenge</text:span><text:span text:style-name="T23"> </text:span><text:span text:style-name="T24">+=</text:span><text:span text:style-name="T23"> </text:span><text:span text:style-name="T28">1</text:span><text:span text:style-name="T23">;</text:span></text:p>
      <text:p text:style-name="P4">}</text:p>
      <text:p text:style-name="P5"/>
      <text:p text:style-name="P5"><text:span text:style-name="T10">fn</text:span> <text:span text:style-name="T14">get_neue_erreichbare_knoten</text:span>(&amp;<text:span text:style-name="T10">self</text:span>, <text:span text:style-name="T18">momentane_knoten</text:span>: &amp;<text:span text:style-name="T21">BitVec</text:span>) -&gt; <text:span text:style-name="T21">BitVec</text:span> {</text:p>
      <text:p text:style-name="P6"><text:span text:style-name="T25">    </text:span><text:span text:style-name="T26">// keine_knoten gibt ein BitVec mit der Länge a mit a = Anzahl_Knoten zurück,</text:span></text:p>
      <text:p text:style-name="P6"><text:span text:style-name="T25">    </text:span><text:span text:style-name="T26">// bei dem jedes Element "false" ist</text:span></text:p>
      <text:p text:style-name="P6">    <text:span text:style-name="T11">let</text:span><text:span text:style-name="T23"> </text:span><text:span text:style-name="T11">mut</text:span><text:span text:style-name="T23"> </text:span><text:span text:style-name="T20">neue_erreichbare_knoten</text:span><text:span text:style-name="T23"> = </text:span><text:span text:style-name="T11">self</text:span><text:span text:style-name="T23">.</text:span><text:span text:style-name="T15">keine_knoten</text:span><text:span text:style-name="T23">();</text:span></text:p>
      <text:p text:style-name="P6">    <text:span text:style-name="T19">momentane_knoten</text:span></text:p>
      <text:p text:style-name="P6">        <text:span text:style-name="T23">.</text:span><text:span text:style-name="T15">iter</text:span><text:span text:style-name="T23">()</text:span></text:p>
      <text:p text:style-name="P6">        <text:span text:style-name="T23">.</text:span><text:span text:style-name="T15">enumerate</text:span><text:span text:style-name="T23">()</text:span></text:p>
      <text:p text:style-name="P6"><text:span text:style-name="T25">        </text:span><text:span text:style-name="T26">// nur erreichbare Knoten werden angeschaut</text:span></text:p>
      <text:p text:style-name="P6">        <text:span text:style-name="T23">.</text:span><text:span text:style-name="T15">filter</text:span><text:span text:style-name="T23">(|(</text:span><text:span text:style-name="T19">_knoten</text:span><text:span text:style-name="T23">, </text:span><text:span text:style-name="T19">erreichbar</text:span><text:span text:style-name="T23">)| *</text:span><text:span text:style-name="T19">erreichbar</text:span><text:span text:style-name="T23">)</text:span></text:p>
      <text:p text:style-name="P6"><text:span text:style-name="T25">        </text:span><text:span text:style-name="T26">// BitOr von allen Nachfolgerknoten der erreichbaren Knoten</text:span></text:p>
      <text:p text:style-name="P6">        <text:span text:style-name="T23">.</text:span><text:span text:style-name="T15">for_each</text:span><text:span text:style-name="T23">(|(</text:span><text:span text:style-name="T19">knoten</text:span><text:span text:style-name="T23">, </text:span><text:span text:style-name="T19">_erreichbar</text:span><text:span text:style-name="T23">)| {</text:span></text:p>
      <text:p text:style-name="P6">            <text:span text:style-name="T20">neue_erreichbare_knoten</text:span><text:span text:style-name="T23">.</text:span><text:span text:style-name="T16">or</text:span><text:span text:style-name="T23">(&amp;</text:span><text:span text:style-name="T11">self</text:span><text:span text:style-name="T23">.</text:span><text:span text:style-name="T19">nachfolger_knoten</text:span><text:span text:style-name="T23">[</text:span><text:span text:style-name="T19">knoten</text:span><text:span text:style-name="T23">]);</text:span></text:p>
      <text:p text:style-name="P6">        <text:span text:style-name="T23">});</text:span></text:p>
      <text:p text:style-name="P6">    <text:span text:style-name="T20">neue_erreichbare_knoten</text:span></text:p>
      <text:p text:style-name="P4">}</text:p>
      <text:p text:style-name="P5"/>
      <text:p text:style-name="P5"><text:span text:style-name="T10">fn</text:span> <text:span text:style-name="T14">ueberschneidungen</text:span>(&amp;<text:span text:style-name="T10">self</text:span>) -&gt; <text:span text:style-name="T21">Vec</text:span>&lt;<text:span text:style-name="T21">usize</text:span>&gt; {</text:p>
      <text:p text:style-name="P6">    <text:span text:style-name="T11">self</text:span><text:span text:style-name="T23">.</text:span><text:span text:style-name="T15">sasha_erreichbare_knoten</text:span><text:span text:style-name="T23">()</text:span></text:p>
      <text:p text:style-name="P6">        <text:span text:style-name="T23">.</text:span><text:span text:style-name="T15">bit_and</text:span><text:span text:style-name="T23">(</text:span><text:span text:style-name="T11">self</text:span><text:span text:style-name="T23">.</text:span><text:span text:style-name="T15">mika_erreichbare_knoten</text:span><text:span text:style-name="T23">())</text:span></text:p>
      <text:p text:style-name="P6">        <text:span text:style-name="T23">.</text:span><text:span text:style-name="T15">iter</text:span><text:span text:style-name="T23">()</text:span></text:p>
      <text:p text:style-name="P6"><text:span text:style-name="T25">        </text:span><text:span text:style-name="T26">// Indeces bestimmen</text:span></text:p>
      <text:p text:style-name="P6">        <text:span text:style-name="T23">.</text:span><text:span text:style-name="T15">positions</text:span><text:span text:style-name="T23">(|</text:span><text:span text:style-name="T19">b</text:span><text:span text:style-name="T23">| </text:span><text:span text:style-name="T19">b</text:span><text:span text:style-name="T23">)</text:span></text:p>
      <text:p text:style-name="P6">        <text:span text:style-name="T23">.</text:span><text:span text:style-name="T15">collect_vec</text:span><text:span text:style-name="T23">()</text:span></text:p>
      <text:p text:style-name="P4">}</text:p>
      <text:p text:style-name="P5"/>
      <text:p text:style-name="P5"><text:span text:style-name="T10">fn</text:span> <text:span text:style-name="T14">get_sprungfolgen</text:span>(&amp;<text:span text:style-name="T10">self</text:span>, <text:span text:style-name="T18">treffpunkte</text:span>: &amp;[<text:span text:style-name="T21">usize</text:span>]) -&gt; <text:span text:style-name="T21">Vec</text:span>&lt;(<text:span text:style-name="T21">usize</text:span>, <text:span text:style-name="T21">String</text:span>, <text:span text:style-name="T21">String</text:span>)&gt; {</text:p>
      <text:p text:style-name="P6"><text:span text:style-name="T25">    </text:span><text:span text:style-name="T26">// get_sprungfolge bestimmt die Sprungfolge für Sasha/Mika ohne 0-index</text:span></text:p>
      <text:p text:style-name="P6">    <text:span text:style-name="T11">let</text:span><text:span text:style-name="T23"> </text:span><text:span text:style-name="T19">sasha</text:span><text:span text:style-name="T23"> = </text:span><text:span text:style-name="T11">self</text:span><text:span text:style-name="T23">.</text:span><text:span text:style-name="T15">get_sprungfolge</text:span><text:span text:style-name="T23">(&amp;</text:span><text:span text:style-name="T11">self</text:span><text:span text:style-name="T23">.</text:span><text:span text:style-name="T19">sasha_erreichbare_knoten_folge</text:span><text:span text:style-name="T23">, </text:span><text:span text:style-name="T19">treffpunkte</text:span><text:span text:style-name="T23">);</text:span></text:p>
      <text:p text:style-name="P6">    <text:span text:style-name="T11">let</text:span><text:span text:style-name="T23"> </text:span><text:span text:style-name="T19">mika</text:span><text:span text:style-name="T23"> = </text:span><text:span text:style-name="T11">self</text:span><text:span text:style-name="T23">.</text:span><text:span text:style-name="T15">get_sprungfolge</text:span><text:span text:style-name="T23">(&amp;</text:span><text:span text:style-name="T11">self</text:span><text:span text:style-name="T23">.</text:span><text:span text:style-name="T19">mika_erreichbare_knoten_folge</text:span><text:span text:style-name="T23">, </text:span><text:span text:style-name="T19">treffpunkte</text:span><text:span text:style-name="T23">);</text:span></text:p>
      <text:p text:style-name="P6">    <text:span text:style-name="T19">treffpunkte</text:span></text:p>
      <text:p text:style-name="P6">        <text:span text:style-name="T23">.</text:span><text:span text:style-name="T15">iter</text:span><text:span text:style-name="T23">()</text:span></text:p>
      <text:p text:style-name="P6"><text:span text:style-name="T25">        </text:span><text:span text:style-name="T26">// +1, da die Knoten intern 0-indexed sind</text:span></text:p>
      <text:p text:style-name="P6">        <text:span text:style-name="T23">.</text:span><text:span text:style-name="T15">map</text:span><text:span text:style-name="T23">(|</text:span><text:span text:style-name="T19">treffpunkt</text:span><text:span text:style-name="T23">| </text:span><text:span text:style-name="T19">treffpunkt</text:span><text:span text:style-name="T23"> + </text:span><text:span text:style-name="T28">1</text:span><text:span text:style-name="T23">)</text:span></text:p>
      <text:p text:style-name="P6"><text:soft-page-break/><text:span text:style-name="T25">        </text:span><text:span text:style-name="T26">// für jeden Treffpunkt werden die entsprechenden Sprungfolgen als String formattiert</text:span></text:p>
      <text:p text:style-name="P6">        <text:span text:style-name="T23">.</text:span><text:span text:style-name="T15">map</text:span><text:span text:style-name="T23">(|</text:span><text:span text:style-name="T19">treffpunkt</text:span><text:span text:style-name="T23">| {</text:span></text:p>
      <text:p text:style-name="P6">            <text:span text:style-name="T23">[&amp;</text:span><text:span text:style-name="T19">sasha</text:span><text:span text:style-name="T23">, &amp;</text:span><text:span text:style-name="T19">mika</text:span><text:span text:style-name="T23">]</text:span></text:p>
      <text:p text:style-name="P6">                <text:span text:style-name="T23">.</text:span><text:span text:style-name="T15">iter</text:span><text:span text:style-name="T23">()</text:span></text:p>
      <text:p text:style-name="P6">                <text:span text:style-name="T23">.</text:span><text:span text:style-name="T15">map</text:span><text:span text:style-name="T23">(|</text:span><text:span text:style-name="T19">kind</text:span><text:span text:style-name="T23">| {</text:span></text:p>
      <text:p text:style-name="P6">                    <text:span text:style-name="T19">kind</text:span><text:span text:style-name="T23">.</text:span><text:span text:style-name="T15">iter</text:span><text:span text:style-name="T23">()</text:span></text:p>
      <text:p text:style-name="P6"><text:span text:style-name="T25">                        </text:span><text:span text:style-name="T26">// die Sprungfolge finden für das Kind finden, die beim Treffpunkt endet</text:span></text:p>
      <text:p text:style-name="P6">                        <text:span text:style-name="T23">.</text:span><text:span text:style-name="T16">find</text:span><text:span text:style-name="T23">(|</text:span><text:span text:style-name="T19">s</text:span><text:span text:style-name="T23">| </text:span><text:span text:style-name="T19">s</text:span><text:span text:style-name="T23">[</text:span><text:span text:style-name="T11">self</text:span><text:span text:style-name="T23">.</text:span><text:span text:style-name="T19">spruenge</text:span><text:span text:style-name="T23">] == </text:span><text:span text:style-name="T19">treffpunkt</text:span><text:span text:style-name="T23">)</text:span></text:p>
      <text:p text:style-name="P6">                        <text:span text:style-name="T23">.</text:span><text:span text:style-name="T15">unwrap</text:span><text:span text:style-name="T23">()</text:span></text:p>
      <text:p text:style-name="P6">                        <text:span text:style-name="T23">.</text:span><text:span text:style-name="T15">iter</text:span><text:span text:style-name="T23">()</text:span></text:p>
      <text:p text:style-name="P6"><text:span text:style-name="T25">                        </text:span><text:span text:style-name="T26">// mit einem "-&gt;" verbinden</text:span></text:p>
      <text:p text:style-name="P6">                        <text:span text:style-name="T23">.</text:span><text:span text:style-name="T16">join</text:span><text:span text:style-name="T23">(</text:span><text:span text:style-name="T27">" -&gt; "</text:span><text:span text:style-name="T23">)</text:span></text:p>
      <text:p text:style-name="P6">                <text:span text:style-name="T23">})</text:span></text:p>
      <text:p text:style-name="P6">                <text:span text:style-name="T23">.</text:span><text:span text:style-name="T15">collect_tuple</text:span><text:span text:style-name="T23">()</text:span></text:p>
      <text:p text:style-name="P6"><text:span text:style-name="T25">                </text:span><text:span text:style-name="T26">// Rückgabe in Form von (Treffpunkt_Knoten, Sasha_Sprungfolge, Mika_Sprungfolge)</text:span></text:p>
      <text:p text:style-name="P6">                <text:span text:style-name="T23">.</text:span><text:span text:style-name="T15">map</text:span><text:span text:style-name="T23">(|(</text:span><text:span text:style-name="T19">sasha</text:span><text:span text:style-name="T23">, </text:span><text:span text:style-name="T19">mika</text:span><text:span text:style-name="T23">)| (</text:span><text:span text:style-name="T19">treffpunkt</text:span><text:span text:style-name="T23">.</text:span><text:span text:style-name="T15">to_owned</text:span><text:span text:style-name="T23">(), </text:span><text:span text:style-name="T19">sasha</text:span><text:span text:style-name="T23">, </text:span><text:span text:style-name="T19">mika</text:span><text:span text:style-name="T23">))</text:span></text:p>
      <text:p text:style-name="P6">                <text:span text:style-name="T23">.</text:span><text:span text:style-name="T15">unwrap</text:span><text:span text:style-name="T23">()</text:span></text:p>
      <text:p text:style-name="P6">        <text:span text:style-name="T23">})</text:span></text:p>
      <text:p text:style-name="P6">        <text:span text:style-name="T23">.</text:span><text:span text:style-name="T15">collect_vec</text:span><text:span text:style-name="T23">()</text:span></text:p>
      <text:p text:style-name="P4">}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Script" svg:font-family="Script" style:font-family-generic="script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fo:margin-top="0.423cm" fo:margin-bottom="0.212cm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3: Hüpfburg</text:reference-ref><text:tab/><text:tab/><text:span text:style-name="MT1">Team-ID: </text:span><text:span text:style-name="MT1"><text:reference-ref text:reference-format="text" text:ref-name="TeamId">00428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4</text:page-number>/<text:page-count>6</text:page-count></text:p>
      </style:footer>
      <style:footer-first>
        <text:p text:style-name="Footer"><text:tab/><text:page-number text:select-page="current">1</text:page-number>/<text:page-count>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1T11:28:14.240000000</meta:creation-date>
    <meta:editing-duration>PT8H25M2S</meta:editing-duration>
    <meta:editing-cycles>5</meta:editing-cycles>
    <meta:generator>LibreOffice/5.0.4.2$Windows_x86 LibreOffice_project/2b9802c1994aa0b7dc6079e128979269cf95bc78</meta:generator>
    <dc:date>2022-10-01T21:30:34.128000000</dc:date>
    <meta:document-statistic meta:table-count="0" meta:image-count="0" meta:object-count="0" meta:page-count="6" meta:paragraph-count="137" meta:word-count="1381" meta:character-count="7883" meta:non-whitespace-character-count="5945"/>
  </office:meta>
</office:document-meta>
</file>